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1.316cm"/>
    </style:style>
    <style:style style:name="gr2" style:family="graphic" style:parent-style-name="objectwithoutfill">
      <style:graphic-properties draw:stroke="solid"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8cm" fo:min-width="2.1cm"/>
    </style:style>
    <style:style style:name="gr4" style:family="graphic" style:parent-style-name="standard">
      <style:graphic-properties draw:stroke="dash" draw:stroke-dash="Fine_20_Dashed" draw:fill="solid" draw:fill-color="#cccccc" draw:opacity="100%" draw:textarea-horizontal-align="justify" draw:textarea-vertical-align="middle" draw:auto-grow-height="false" fo:min-height="0.15cm" fo:min-width="0.19cm"/>
    </style:style>
    <style:style style:name="gr5" style:family="graphic" style:parent-style-name="objectwithoutfill">
      <style:graphic-properties draw:stroke="dash" draw:stroke-dash="Ultrafine_20_2_20_Dots_20_3_20_Dashes" svg:stroke-color="#0066ff" draw:fill="none" draw:textarea-vertical-align="middle"/>
    </style:style>
    <style:style style:name="gr6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2_20_Dots_20_3_20_Dashes" svg:stroke-color="#000000" draw:fill-color="#ffffff" draw:opacity="0%" draw:textarea-horizontal-align="justify" draw:textarea-vertical-align="middle" draw:auto-grow-height="false" fo:min-height="3.144cm" fo:min-width="2.754cm"/>
    </style:style>
    <style:style style:name="gr8" style:family="graphic" style:parent-style-name="standard">
      <style:graphic-properties svg:stroke-color="#666666" draw:fill-color="#b2b2b2" draw:textarea-horizontal-align="justify" draw:textarea-vertical-align="middle" draw:auto-grow-height="false" fo:min-height="0.95cm" fo:min-width="0.2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0.03cm" fo:min-width="0cm"/>
    </style:style>
    <style:style style:name="gr10" style:family="graphic" style:parent-style-name="standard">
      <style:graphic-properties draw:fill-color="#99ffff" draw:textarea-horizontal-align="justify" draw:textarea-vertical-align="middle" draw:auto-grow-height="false" fo:min-height="0.55cm" fo:min-width="1.8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2cm"/>
    </style:style>
    <style:style style:name="gr12" style:family="graphic" style:parent-style-name="objectwithoutfill">
      <style:graphic-properties svg:stroke-color="#00cc00" draw:marker-start="Arrow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cc0000" draw:marker-start="Arrow" draw:marker-end="" draw:marker-end-width="0.3cm" draw:fill="none" draw:textarea-vertical-align="middle"/>
    </style:style>
    <style:style style:name="gr14" style:family="graphic" style:parent-style-name="objectwithoutfill">
      <style:graphic-properties svg:stroke-color="#cc0000" draw:marker-start="Arrow" draw:marker-end="" draw:marker-end-width="0.3cm" svg:stroke-opacity="50%" draw:fill="none" draw:textarea-vertical-align="middle"/>
    </style:style>
    <style:style style:name="gr1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85cm" fo:min-width="0cm"/>
    </style:style>
    <style:style style:name="gr17" style:family="graphic" style:parent-style-name="standard">
      <style:graphic-properties draw:opacity="50%" draw:textarea-horizontal-align="justify" draw:textarea-vertical-align="middle" draw:auto-grow-height="false" fo:min-height="0.15cm" fo:min-width="1cm"/>
    </style:style>
    <style:style style:name="gr18" style:family="graphic" style:parent-style-name="objectwithoutfill">
      <style:graphic-properties svg:stroke-color="#cc0000" draw:marker-end="Arrow" draw:fill="none" draw:textarea-vertical-align="middle"/>
    </style:style>
    <style:style style:name="gr19" style:family="graphic" style:parent-style-name="standard">
      <style:graphic-properties draw:fill-color="#cc0000" draw:opacity="50%" draw:textarea-horizontal-align="justify" draw:textarea-vertical-align="middle" draw:auto-grow-height="false" fo:min-height="0.05cm" fo:min-width="1.4cm"/>
    </style:style>
    <style:style style:name="gr20" style:family="graphic" style:parent-style-name="standard">
      <style:graphic-properties draw:stroke="dash" draw:stroke-dash="Fine_20_Dashed" draw:fill="none" draw:opacity="50%" draw:textarea-horizontal-align="justify" draw:textarea-vertical-align="middle" draw:auto-grow-height="false" fo:min-height="0.15cm" fo:min-width="1cm"/>
    </style:style>
    <style:style style:name="gr21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674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25" style:family="graphic" style:parent-style-name="objectwithoutfill">
      <style:graphic-properties draw:stroke="dash" draw:stroke-dash="Ultrafine_20_2_20_Dots_20_3_20_Dashes" svg:stroke-color="#0066ff" draw:marker-end="" draw:marker-end-width="0.3cm" draw:fill="none" draw:fill-color="#000000" draw:textarea-vertical-align="middle"/>
    </style:style>
    <style:style style:name="gr26" style:family="graphic" style:parent-style-name="objectwithoutfill">
      <style:graphic-properties draw:stroke="dash" draw:stroke-dash="Ultrafine_20_2_20_Dots_20_3_20_Dashes" svg:stroke-width="0.018cm" svg:stroke-color="#0066ff" draw:marker-start-width="0.227cm" draw:marker-end="" draw:marker-end-width="0.327cm" draw:fill="none" draw:fill-color="#000000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color="#00cccc" draw:marker-end="Arrow" draw:marker-end-width="0.3cm" draw:fill="none" draw:fill-color="#000000" draw:textarea-vertical-align="middle"/>
    </style:style>
    <style:style style:name="gr2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5cm" fo:min-width="0cm"/>
    </style:style>
    <style:style style:name="gr29" style:family="graphic" style:parent-style-name="objectwithoutfill">
      <style:graphic-properties svg:stroke-color="#000000" draw:fill="none" draw:fill-color="#000000" draw:textarea-vertical-align="middl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7cm" fo:min-width="0cm"/>
    </style:style>
    <style:style style:name="gr3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6cm" fo:min-width="0cm"/>
    </style:style>
    <style:style style:name="gr34" style:family="graphic" style:parent-style-name="standard">
      <style:graphic-properties draw:stroke="none" svg:stroke-color="#000000" draw:fill="none" draw:fill-color="#ffffff" fo:min-height="1.35cm"/>
    </style:style>
    <style:style style:name="gr35" style:family="graphic" style:parent-style-name="standard">
      <style:graphic-properties draw:stroke="dash" draw:stroke-dash="Fine_20_Dashed" draw:fill="hatch" draw:fill-color="#729fcf" draw:fill-hatch-name="Black_20_90_20_Degrees" draw:opacity="100%" draw:textarea-horizontal-align="justify" draw:textarea-vertical-align="middle" draw:auto-grow-height="false" fo:min-height="0.15cm" fo:min-width="1cm"/>
    </style:style>
    <style:style style:name="gr36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3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8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42" style:family="graphic" style:parent-style-name="standard">
      <style:graphic-properties svg:stroke-color="#cc0000" draw:fill-color="#ffffff" draw:textarea-vertical-align="middle" draw:auto-grow-height="false" fo:min-height="0.95cm" fo:min-width="0.7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svg:stroke-color="#cc0000" draw:fill-color="#ffffff" draw:textarea-vertical-align="middle" draw:auto-grow-height="false" fo:min-height="0.71cm" fo:min-width="0.69cm"/>
    </style:style>
    <style:style style:name="gr45" style:family="graphic" style:parent-style-name="standard">
      <style:graphic-properties svg:stroke-width="0.018cm" svg:stroke-color="#000000" draw:marker-start-width="0.227cm" draw:marker-end-width="0.227cm" draw:fill-color="#999999" draw:textarea-vertical-align="middle" draw:auto-grow-height="false" fo:min-height="0.273cm" fo:min-width="0cm" fo:padding-top="0.134cm" fo:padding-bottom="0.134cm" fo:padding-left="0.259cm" fo:padding-right="0.259cm"/>
    </style:style>
    <style:style style:name="gr46" style:family="graphic" style:parent-style-name="standard">
      <style:graphic-properties svg:stroke-width="0.018cm" svg:stroke-color="#000000" draw:marker-start-width="0.227cm" draw:marker-end-width="0.227cm" draw:fill-color="#999999" draw:textarea-vertical-align="middle" draw:auto-grow-height="false" fo:min-height="0.255cm" fo:min-width="0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cccccc" draw:opacity="100%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99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opacity="50%"/>
      <style:paragraph-properties fo:text-align="center"/>
    </style:style>
    <style:style style:name="P11" style:family="paragraph">
      <loext:graphic-properties draw:fill-color="#cc0000" draw:opacity="50%"/>
      <style:paragraph-properties fo:text-align="center"/>
    </style:style>
    <style:style style:name="P12" style:family="paragraph">
      <loext:graphic-properties draw:fill="none" draw:opacity="50%"/>
      <style:paragraph-properties fo:text-align="center"/>
    </style:style>
    <style:style style:name="P13" style:family="paragraph">
      <loext:graphic-properties draw:fill="none" draw:fill-color="#ffffff"/>
      <style:text-properties fo:color="#0066cc" fo:font-size="14pt" style:font-size-asian="14pt" style:font-size-complex="14pt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hatch" draw:fill-color="#729fcf" draw:fill-hatch-name="Black_20_90_20_Degrees" draw:opacity="100%"/>
      <style:paragraph-properties fo:text-align="center"/>
    </style:style>
    <style:style style:name="T1" style:family="text">
      <style:text-properties fo:color="#0066cc" fo:font-size="14pt" style:font-size-asian="14pt" style:font-size-complex="14pt"/>
    </style:style>
    <style:style style:name="T2" style:family="text">
      <style:text-properties fo:color="#0066cc" style:text-position="-33%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68cm" svg:height="0.223cm" svg:x="9.43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1.302cm" svg:x1="4.204cm" svg:y1="10.113cm" svg:x2="8.757cm" svg:y2="12.002cm" draw:end-shape="id1" draw:end-glue-point="2" svg:d="M4204 10113c5784 0 3508 1889 4553 1889" svg:viewBox="0 0 4554 1890">
          <text:p/>
        </draw:connector>
        <draw:custom-shape draw:style-name="gr3" draw:text-style-name="P3" draw:layer="layout" svg:width="2.6cm" svg:height="0.83cm" draw:transform="skewX (0.591841149351277) translate (3.158cm 22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68cm" svg:height="0.223cm" draw:transform="rotate (1.5707963267949) translate (8.3cm 18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9cm" svg:height="0.4cm" draw:transform="rotate (0.785398163397448) translate (6.157cm 17.13cm)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1.246cm" svg:x1="10cm" svg:y1="8.7cm" svg:x2="11.908cm" svg:y2="9.003cm" svg:d="M10000 8700c3300 0 2346 303 1908 303" svg:viewBox="0 0 2381 304">
          <text:p/>
        </draw:connector>
        <draw:custom-shape draw:style-name="gr1" draw:text-style-name="P1" draw:layer="layout" svg:width="2.568cm" svg:height="0.223cm" svg:x="9.43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7cm" svg:y1="12cm" svg:x2="10.674cm" svg:y2="13.13cm">
          <text:p/>
        </draw:line>
        <draw:custom-shape draw:style-name="gr7" draw:text-style-name="P5" draw:layer="layout" svg:width="4.6cm" svg:height="4.8cm" svg:x="8.40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6" draw:layer="layout" svg:width="0.7cm" svg:height="1.2cm" draw:transform="rotate (-3.14159265358979) translate (11.045cm 11.675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cm" svg:height="0.5cm" draw:transform="rotate (-3.14159265358979) translate (11.045cm 10.47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0" draw:text-style-name="P8" xml:id="id3" draw:id="id3" draw:layer="layout" svg:width="2.3cm" svg:height="0.8cm" svg:x="9.567cm" svg:y="8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0.3cm" draw:transform="rotate (0.523598775598299) translate (9.558cm 13.744cm)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7cm" svg:y1="13.1cm" svg:x2="10.7cm" svg:y2="9.5cm">
          <text:p/>
        </draw:line>
        <draw:line draw:style-name="gr13" draw:text-style-name="P2" draw:layer="layout" svg:x1="10.7cm" svg:y1="23.9cm" svg:x2="10.7cm" svg:y2="13.102cm">
          <text:p/>
        </draw:line>
        <draw:line draw:style-name="gr14" draw:text-style-name="P2" draw:layer="layout" svg:x1="10.7cm" svg:y1="13.1cm" svg:x2="10.7cm" svg:y2="9.5cm">
          <text:p/>
        </draw:line>
        <draw:line draw:style-name="gr15" draw:text-style-name="P2" draw:layer="layout" svg:x1="13cm" svg:y1="9.7cm" svg:x2="13.9cm" svg:y2="9.7cm">
          <text:p/>
        </draw:line>
        <draw:line draw:style-name="gr15" draw:text-style-name="P2" draw:layer="layout" svg:x1="13cm" svg:y1="9cm" svg:x2="13.9cm" svg:y2="9cm">
          <text:p/>
        </draw:line>
        <draw:custom-shape draw:style-name="gr16" draw:text-style-name="P9" draw:layer="layout" svg:width="0.1cm" svg:height="1.1cm" draw:transform="rotate (1.5707963267949) translate (9.5cm 15.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6" draw:text-style-name="P9" draw:layer="layout" svg:width="0.1cm" svg:height="1.1cm" draw:transform="rotate (1.5707963267949) translate (10.8cm 15.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7" draw:text-style-name="P10" draw:layer="layout" svg:width="1.5cm" svg:height="0.4cm" draw:transform="rotate (0.785398163397448) translate (10.078cm 21.889cm)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0.7cm" svg:y1="21.5cm" svg:x2="13.1cm" svg:y2="21.5cm">
          <text:p/>
        </draw:line>
        <draw:custom-shape draw:style-name="gr19" draw:text-style-name="P11" draw:layer="layout" svg:width="1.9cm" svg:height="0.3cm" svg:x="9.8cm" svg:y="19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5cm" svg:height="0.4cm" draw:transform="rotate (0.785398163397448) translate (10.078cm 17.689cm)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0.7cm" svg:y1="17.3cm" svg:x2="4.2cm" svg:y2="17.3cm">
          <text:p/>
        </draw:line>
        <draw:line draw:style-name="gr5" draw:text-style-name="P2" draw:layer="layout" svg:x1="7.7cm" svg:y1="8.7cm" svg:x2="10.4cm" svg:y2="8.7cm">
          <text:p/>
        </draw:line>
        <draw:line draw:style-name="gr5" draw:text-style-name="P2" xml:id="id2" draw:id="id2" draw:layer="layout" svg:x1="7.7cm" svg:y1="8.6cm" svg:x2="10.4cm" svg:y2="8.6cm">
          <text:p/>
        </draw:line>
        <draw:connector draw:style-name="gr5" draw:text-style-name="P2" draw:layer="layout" draw:type="curve" svg:x1="10.4cm" svg:y1="8.6cm" svg:x2="11.867cm" svg:y2="9.1cm" draw:start-shape="id2" draw:start-glue-point="1" draw:end-shape="id3" draw:end-glue-point="1" svg:d="M10400 8600c2952 0 2218 500 1467 500" svg:viewBox="0 0 2137 501">
          <text:p/>
        </draw:connector>
        <draw:connector draw:style-name="gr22" draw:text-style-name="P2" draw:layer="layout" svg:x1="7.103cm" svg:y1="8.259cm" svg:x2="7.7cm" svg:y2="8.6cm" draw:end-shape="id2" draw:end-glue-point="3" svg:d="M7103 8259h48v341h549" svg:viewBox="0 0 598 342">
          <text:p/>
        </draw:connector>
        <draw:frame draw:style-name="gr23" draw:text-style-name="P13" draw:layer="layout" svg:width="3.1cm" svg:height="0.924cm" svg:x="6.1cm" svg:y="7.8cm">
          <draw:text-box>
            <text:p><text:span text:style-name="T1">He</text:span><text:span text:style-name="T2">2</text:span></text:p>
          </draw:text-box>
        </draw:frame>
        <draw:custom-shape draw:style-name="gr24" draw:text-style-name="P3" draw:layer="layout" svg:width="0.5cm" svg:height="0.5cm" svg:x="12.9cm" svg:y="9.1cm">
          <text:p/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9.6cm" svg:y1="9cm" svg:x2="6.9cm" svg:y2="9cm">
          <text:p/>
        </draw:line>
        <draw:line draw:style-name="gr26" draw:text-style-name="P14" draw:layer="layout" svg:x1="9.601cm" svg:y1="9.1cm" svg:x2="6.901cm" svg:y2="9.1cm">
          <text:p/>
        </draw:line>
        <draw:line draw:style-name="gr27" draw:text-style-name="P14" draw:layer="layout" svg:x1="6.9cm" svg:y1="9.045cm" svg:x2="6.2cm" svg:y2="9.045cm">
          <text:p/>
        </draw:line>
        <draw:custom-shape draw:style-name="gr28" draw:text-style-name="P14" draw:layer="layout" svg:width="0.5cm" svg:height="1.8cm" svg:x="13.9cm" svg:y="8.6cm">
          <text:p/>
          <draw:enhanced-geometry svg:viewBox="0 0 21600 21600" draw:type="rectangle" draw:enhanced-path="M 0 0 L 21600 0 21600 21600 0 21600 0 0 Z N"/>
        </draw:custom-shape>
        <draw:line draw:style-name="gr29" draw:text-style-name="P14" draw:layer="layout" svg:x1="13.9cm" svg:y1="8.6cm" svg:x2="14.4cm" svg:y2="10.4cm">
          <text:p/>
        </draw:line>
        <draw:line draw:style-name="gr29" draw:text-style-name="P14" draw:layer="layout" svg:x1="14.4cm" svg:y1="8.6cm" svg:x2="13.9cm" svg:y2="10.4cm">
          <text:p/>
        </draw:line>
        <draw:custom-shape draw:style-name="gr30" draw:text-style-name="P3" draw:layer="layout" svg:width="0.3cm" svg:height="0.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0.5cm" svg:height="0.2cm" svg:x="13.9cm" svg:y="8.3cm">
          <text:p/>
          <draw:enhanced-geometry svg:viewBox="0 0 21600 21600" draw:type="rectangle" draw:enhanced-path="M 0 0 L 21600 0 21600 21600 0 21600 0 0 Z N"/>
        </draw:custom-shape>
        <draw:line draw:style-name="gr29" draw:text-style-name="P14" draw:layer="layout" svg:x1="14.738cm" svg:y1="10.996cm" svg:x2="15.183cm" svg:y2="11.506cm">
          <text:p/>
        </draw:line>
        <draw:line draw:style-name="gr29" draw:text-style-name="P14" draw:layer="layout" svg:x1="15.205cm" svg:y1="11.006cm" svg:x2="14.696cm" svg:y2="11.516cm">
          <text:p/>
        </draw:line>
        <draw:custom-shape draw:style-name="gr32" draw:text-style-name="P14" draw:layer="layout" svg:width="0.7cm" svg:height="0.701cm" svg:x="14.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4" draw:layer="layout" svg:x1="16.638cm" svg:y1="15.296cm" svg:x2="17.083cm" svg:y2="15.805cm">
          <text:p/>
        </draw:line>
        <draw:line draw:style-name="gr29" draw:text-style-name="P14" draw:layer="layout" svg:x1="17.105cm" svg:y1="15.306cm" svg:x2="16.596cm" svg:y2="15.815cm">
          <text:p/>
        </draw:line>
        <draw:custom-shape draw:style-name="gr33" draw:text-style-name="P14" draw:layer="layout" svg:width="0.7cm" svg:height="0.7cm" svg:x="16.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14" draw:layer="layout" svg:width="5.499cm" svg:height="4.599cm" svg:x="14.4cm" svg:y="9cm" svg:viewBox="0 0 5500 4600" draw:points="0,0 4300,0 4300,4600 5500,4600">
          <text:p/>
        </draw:polyline>
        <draw:polyline draw:style-name="gr29" draw:text-style-name="P14" draw:layer="layout" svg:width="1.199cm" svg:height="5.299cm" draw:transform="rotate (-3.14159265358979) translate (19.9cm 19.6cm)" svg:viewBox="0 0 1200 5300" draw:points="0,5300 1200,5300 1200,0">
          <text:p/>
        </draw:polyline>
        <draw:line draw:style-name="gr29" draw:text-style-name="P14" draw:layer="layout" svg:x1="16.539cm" svg:y1="9.096cm" svg:x2="16.984cm" svg:y2="9.606cm">
          <text:p/>
        </draw:line>
        <draw:line draw:style-name="gr29" draw:text-style-name="P14" draw:layer="layout" svg:x1="17.006cm" svg:y1="9.106cm" svg:x2="16.497cm" svg:y2="9.616cm">
          <text:p/>
        </draw:line>
        <draw:custom-shape draw:style-name="gr32" draw:text-style-name="P14" draw:layer="layout" svg:width="0.7cm" svg:height="0.701cm" svg:x="16.40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9" draw:text-style-name="P14" draw:layer="layout" svg:width="5.499cm" svg:height="2.699cm" draw:transform="rotate (1.5707963267949) translate (15.3cm 15.2cm)" svg:viewBox="0 0 5500 2700" draw:points="4000,0 5500,0 5500,2300 5500,2500 5500,2600 5500,2700 0,2700 0,600 800,600 3100,600 3100,100 3100,0">
          <text:p/>
        </draw:polygon>
        <draw:line draw:style-name="gr29" draw:text-style-name="P14" draw:layer="layout" svg:x1="18.939cm" svg:y1="13.696cm" svg:x2="19.384cm" svg:y2="14.206cm">
          <text:p/>
        </draw:line>
        <draw:line draw:style-name="gr29" draw:text-style-name="P14" draw:layer="layout" svg:x1="19.406cm" svg:y1="13.706cm" svg:x2="18.897cm" svg:y2="14.216cm">
          <text:p/>
        </draw:line>
        <draw:custom-shape draw:style-name="gr32" draw:text-style-name="P14" draw:layer="layout" svg:width="0.7cm" svg:height="0.701cm" svg:x="18.8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14" draw:layer="layout" svg:width="4.199cm" svg:height="9.899cm" svg:x="13.8cm" svg:y="9.7cm" svg:viewBox="0 0 4200 9900" draw:points="600,0 800,0 800,2400 0,2400 0,4600 1400,4600 1400,6200 4200,6200 4200,6700 2500,6700 2500,8800 4200,8800 4200,9900">
          <text:p/>
        </draw:polyline>
        <draw:frame draw:style-name="gr34" draw:text-style-name="P15" draw:layer="layout" svg:width="1.7cm" svg:height="1.6cm" svg:x="14cm" svg:y="12.4cm">
          <draw:text-box>
            <text:p><text:span text:style-name="T3">Turbo</text:span></text:p>
            <text:p><text:span text:style-name="T3">Pump</text:span></text:p>
          </draw:text-box>
        </draw:frame>
        <draw:frame draw:style-name="gr34" draw:text-style-name="P15" draw:layer="layout" svg:width="1.7cm" svg:height="1.6cm" svg:x="16.7cm" svg:y="16.7cm">
          <draw:text-box>
            <text:p><text:span text:style-name="T3">Back</text:span></text:p>
            <text:p><text:span text:style-name="T3">Pump</text:span></text:p>
          </draw:text-box>
        </draw:frame>
        <draw:custom-shape draw:style-name="gr35" draw:text-style-name="P16" draw:layer="layout" svg:width="1.5cm" svg:height="0.4cm" draw:transform="rotate (0.785398163397448) translate (3.356cm 17.53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9cm" svg:height="0.4cm" draw:transform="rotate (0.785398163397448) translate (5.63cm 17.687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9cm" svg:height="0.3cm" draw:transform="rotate (-1.5707963267949) translate (7.7cm 16.371cm)">
          <text:p/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4.2cm" svg:y1="17.3cm" svg:x2="3.3cm" svg:y2="23.2cm">
          <text:p/>
        </draw:line>
        <draw:line draw:style-name="gr37" draw:text-style-name="P2" draw:layer="layout" svg:x1="4.26cm" svg:y1="17.3cm" svg:x2="3.6cm" svg:y2="23.2cm">
          <text:p/>
        </draw:line>
        <draw:line draw:style-name="gr38" draw:text-style-name="P2" draw:layer="layout" svg:x1="4.311cm" svg:y1="17.3cm" svg:x2="3.9cm" svg:y2="23.2cm">
          <text:p/>
        </draw:line>
        <draw:line draw:style-name="gr39" draw:text-style-name="P2" draw:layer="layout" svg:x1="4.353cm" svg:y1="17.3cm" svg:x2="4.2cm" svg:y2="23.2cm">
          <text:p/>
        </draw:line>
        <draw:line draw:style-name="gr40" draw:text-style-name="P2" draw:layer="layout" svg:x1="4.389cm" svg:y1="17.3cm" svg:x2="4.5cm" svg:y2="23.2cm">
          <text:p/>
        </draw:line>
        <draw:line draw:style-name="gr41" draw:text-style-name="P2" draw:layer="layout" svg:x1="4.437cm" svg:y1="17.3cm" svg:x2="4.8cm" svg:y2="23.2cm">
          <text:p/>
        </draw:line>
        <draw:line draw:style-name="gr21" draw:text-style-name="P2" draw:layer="layout" svg:x1="4.5cm" svg:y1="17.4cm" svg:x2="5.1cm" svg:y2="23.2cm">
          <text:p/>
        </draw:line>
        <draw:custom-shape draw:style-name="gr42" draw:text-style-name="P3" draw:layer="layout" svg:width="1.2cm" svg:height="1.2cm" svg:x="10.129cm" svg:y="23.4cm">
          <text:p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3" draw:text-style-name="P2" draw:layer="layout" svg:x1="10.742cm" svg:y1="24.4cm" svg:x2="10.742cm" svg:y2="24.9cm">
          <text:p/>
        </draw:line>
        <draw:custom-shape draw:style-name="gr44" draw:text-style-name="P3" draw:layer="layout" svg:width="1.19cm" svg:height="0.96cm" draw:transform="rotate (1.5707963267949) translate (12.725cm 22.095cm)">
          <text:p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3" draw:text-style-name="P2" draw:layer="layout" svg:x1="13.525cm" svg:y1="21.487cm" svg:x2="13.925cm" svg:y2="21.487cm">
          <text:p/>
        </draw:line>
        <draw:custom-shape draw:style-name="gr45" draw:text-style-name="P7" xml:id="id1" draw:id="id1" draw:layer="layout" svg:width="0.411cm" svg:height="0.523cm" draw:transform="rotate (1.0471975511966) translate (8.194cm 11.914cm)">
          <text:p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6" draw:text-style-name="P7" draw:layer="layout" svg:width="0.411cm" svg:height="0.523cm" draw:transform="rotate (-2.0943951023932) translate (4.6cm 10.061cm)">
          <text:p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1" draw:text-style-name="P2" draw:layer="layout" svg:x1="2.7cm" svg:y1="9.6cm" svg:x2="4cm" svg:y2="10cm">
          <text:p/>
        </draw:line>
        <draw:line draw:style-name="gr6" draw:text-style-name="P2" draw:layer="layout" svg:x1="2.8cm" svg:y1="9.587cm" svg:x2="4.1cm" svg:y2="9.9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3:24:11.795000000</meta:creation-date>
    <meta:editing-duration>PT10H43M</meta:editing-duration>
    <meta:editing-cycles>7</meta:editing-cycles>
    <meta:generator>LibreOffice/5.1.5.2$Windows_x86 LibreOffice_project/7a864d8825610a8c07cfc3bc01dd4fce6a9447e5</meta:generator>
    <dc:date>2016-10-02T01:58:28.715000000</dc:date>
    <meta:document-statistic meta:object-count="76"/>
  </office:meta>
</office:document-meta>
</file>